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 fo:background-color="#ffffff">
        <style:background-image/>
      </style:table-properties>
    </style:style>
    <style:style style:name="Tabela1.A" style:family="table-column">
      <style:table-column-properties style:column-width="17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I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889cm" style:rel-column-width="7281*"/>
    </style:style>
    <style:style style:name="Tabela3.I" style:family="table-column">
      <style:table-column-properties style:column-width="1.891cm" style:rel-column-width="728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I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J" style:family="table-column">
      <style:table-column-properties style:column-width="1.7cm" style:rel-column-width="655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J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7cm" style:rel-column-width="6553*"/>
    </style:style>
    <style:style style:name="Tabela5.J" style:family="table-column">
      <style:table-column-properties style:column-width="1.7cm" style:rel-column-width="655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J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name-asian="Arial" style:font-size-asian="11pt" style:font-name-complex="Arial" style:font-size-complex="11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aa349" style:font-size-asian="11pt" style:font-size-complex="11pt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margin-top="0cm" fo:margin-bottom="0.265cm" loext:contextual-spacing="false" fo:line-height="150%" fo:text-align="center" style:justify-single-word="false" fo:text-indent="0cm" style:auto-text-indent="false"/>
      <style:text-properties style:font-name="Times new roman" fo:font-size="11pt" fo:font-weight="bold" officeooo:rsid="000aa349" officeooo:paragraph-rsid="000aa349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style:font-name="Times new roman" fo:font-size="11pt" fo:font-style="italic" fo:font-weight="normal" officeooo:rsid="000aa349" officeooo:paragraph-rsid="000aa349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margin-left="0cm" fo:margin-right="0cm" fo:margin-top="0cm" fo:margin-bottom="0.265cm" loext:contextual-spacing="false" fo:line-height="15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Times new roman" fo:font-size="11pt" officeooo:rsid="000aa349" officeooo:paragraph-rsid="000aa349" style:font-size-asian="11pt" style:font-size-complex="11pt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fo:font-weight="bold" officeooo:rsid="000aa349" officeooo:paragraph-rsid="000aa349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aa349" style:font-size-asian="11pt" style:font-size-complex="11pt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fo:color="#000000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000000" style:font-name="Times new roman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style:font-name="Times new roman" fo:letter-spacing="normal" fo:font-style="normal" fo:font-weight="bold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T6" style:family="text">
      <style:text-properties officeooo:rsid="000bb31e"/>
    </style:style>
    <style:style style:name="T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fo:font-style="normal" fo:font-weight="normal" style:font-style-asian="normal" style:font-weight-asian="normal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fo:font-style="normal" fo:font-weight="normal" style:font-style-asian="normal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fo:font-style="normal" fo:font-weight="normal" style:font-style-asian="normal" style:font-weight-asian="normal"/>
    </style:style>
    <style:style style:name="T16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888c6" fo:font-style="normal" fo:font-weight="normal" style:font-style-asian="normal" style:font-weight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fo:font-style="normal" fo:font-weight="normal" style:font-style-asian="normal" style:font-weight-asian="normal"/>
    </style:style>
    <style:style style:name="T2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08080" fo:font-style="normal" fo:font-weight="normal" style:font-style-asian="normal" style:font-weight-asian="normal"/>
    </style:style>
    <style:style style:name="T2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yui_3_17_2_1_1597229011776_84"/><text:bookmark text:name="yui_3_17_2_1_1597229011776_83"/></text:p>
      <table:table table:name="Tabela1" table:style-name="Tabela1">
        <table:table-column table:style-name="Tabela1.A"/>
        <table:table-row>
          <table:table-cell office:value-type="string">
            <text:p text:style-name="P7">VALIDAÇÃO CPF <text:s/>- PROGRAMAÇÃO <text:span text:style-name="T6">I</text:span></text:p>
            <text:p text:style-name="P8">Gislany Raíssa de Azevedo <text:s text:c="84"/>20201bsi0311</text:p>
            <text:p text:style-name="P8"/>
            <text:p text:style-name="P9">Faça um programa que, dados os nove primeiros números e os dois dígitos verificadores, informe se o CPF é válido ou inválido.</text:p>
            <text:p text:style-name="P9">A regra de negócio (validação) deve ser feita em formato de função.</text:p>
            <text:p text:style-name="P9">Algoritmo do CPF - O que está por trás do gerador de CPF</text:p>
            <text:p text:style-name="P2"><text:bookmark text:name="yui_3_17_2_1_1599503266556_100"/><text:bookmark text:name="yui_3_17_2_1_1599503266556_99"/>Para exemplificar o processo vamos gerar um CPF válido, calculando os dígitos verificadores de um número hipotético, 111.444.777-XX.</text:p>
            <text:p text:style-name="P1"><text:span text:style-name="Strong_20_Emphasis"><text:span text:style-name="T5">Considere que a entrada seja apenas numérica: 12345678900</text:span></text:span></text:p>
            <text:p text:style-name="P3">Calculando o Primeiro Dígito Verificador</text:p>
            <text:p text:style-name="P3">O primeiro dígito verificador do CPF é calculado utilizando-se o seguinte algoritmo. <text:line-break/><text:line-break/>1) Distribua os 9 primeiros dígitos em um quadro colocando os pesos 10, 9, 8, 7, 6, 5, 4, 3, 2 abaixo da esquerda para a direita, conforme representação abaixo:</text:p>
            <table:table table:name="Tabela2" table:style-name="Tabela2">
              <table:table-column table:style-name="Tabela2.A" table:number-columns-repeated="8"/>
              <table:table-column table:style-name="Tabela2.I"/>
              <table:table-row>
                <table:table-cell table:style-name="Tabela2.A1" office:value-type="string">
                  <text:p text:style-name="P10">1</text:p>
                </table:table-cell>
                <table:table-cell table:style-name="Tabela2.A1" office:value-type="string">
                  <text:p text:style-name="P10">1</text:p>
                </table:table-cell>
                <table:table-cell table:style-name="Tabela2.A1" office:value-type="string">
                  <text:p text:style-name="P10">1</text:p>
                </table:table-cell>
                <table:table-cell table:style-name="Tabela2.A1" office:value-type="string">
                  <text:p text:style-name="P10">4</text:p>
                </table:table-cell>
                <table:table-cell table:style-name="Tabela2.A1" office:value-type="string">
                  <text:p text:style-name="P10">4</text:p>
                </table:table-cell>
                <table:table-cell table:style-name="Tabela2.A1" office:value-type="string">
                  <text:p text:style-name="P10">4</text:p>
                </table:table-cell>
                <table:table-cell table:style-name="Tabela2.A1" office:value-type="string">
                  <text:p text:style-name="P10">7</text:p>
                </table:table-cell>
                <table:table-cell table:style-name="Tabela2.A1" office:value-type="string">
                  <text:p text:style-name="P10">7</text:p>
                </table:table-cell>
                <table:table-cell table:style-name="Tabela2.I1" office:value-type="string">
                  <text:p text:style-name="P10">7</text:p>
                </table:table-cell>
              </table:table-row>
              <table:table-row>
                <table:table-cell table:style-name="Tabela2.A2" office:value-type="string">
                  <text:p text:style-name="P10">10</text:p>
                </table:table-cell>
                <table:table-cell table:style-name="Tabela2.A2" office:value-type="string">
                  <text:p text:style-name="P10">9</text:p>
                </table:table-cell>
                <table:table-cell table:style-name="Tabela2.A2" office:value-type="string">
                  <text:p text:style-name="P10">8</text:p>
                </table:table-cell>
                <table:table-cell table:style-name="Tabela2.A2" office:value-type="string">
                  <text:p text:style-name="P10">7</text:p>
                </table:table-cell>
                <table:table-cell table:style-name="Tabela2.A2" office:value-type="string">
                  <text:p text:style-name="P10">6</text:p>
                </table:table-cell>
                <table:table-cell table:style-name="Tabela2.A2" office:value-type="string">
                  <text:p text:style-name="P10">5</text:p>
                </table:table-cell>
                <table:table-cell table:style-name="Tabela2.A2" office:value-type="string">
                  <text:p text:style-name="P10">4</text:p>
                </table:table-cell>
                <table:table-cell table:style-name="Tabela2.A2" office:value-type="string">
                  <text:p text:style-name="P10">3</text:p>
                </table:table-cell>
                <table:table-cell table:style-name="Tabela2.I2" office:value-type="string">
                  <text:p text:style-name="P10">2</text:p>
                </table:table-cell>
              </table:table-row>
            </table:table>
            <text:p text:style-name="P3"/>
            <text:p text:style-name="P13">2) Multiplique os valores de cada coluna:</text:p>
            <text:p text:style-name="P14"/>
            <table:table table:name="Tabela3" table:style-name="Tabela3">
              <table:table-column table:style-name="Tabela3.A" table:number-columns-repeated="8"/>
              <table:table-column table:style-name="Tabela3.I"/>
              <table:table-row>
                <table:table-cell table:style-name="Tabela3.A1" office:value-type="string">
                  <text:p text:style-name="P10">1</text:p>
                </table:table-cell>
                <table:table-cell table:style-name="Tabela3.A1" office:value-type="string">
                  <text:p text:style-name="P10">1</text:p>
                </table:table-cell>
                <table:table-cell table:style-name="Tabela3.A1" office:value-type="string">
                  <text:p text:style-name="P10">1</text:p>
                </table:table-cell>
                <table:table-cell table:style-name="Tabela3.A1" office:value-type="string">
                  <text:p text:style-name="P10">4</text:p>
                </table:table-cell>
                <table:table-cell table:style-name="Tabela3.A1" office:value-type="string">
                  <text:p text:style-name="P10">4</text:p>
                </table:table-cell>
                <table:table-cell table:style-name="Tabela3.A1" office:value-type="string">
                  <text:p text:style-name="P10">4</text:p>
                </table:table-cell>
                <table:table-cell table:style-name="Tabela3.A1" office:value-type="string">
                  <text:p text:style-name="P10">7</text:p>
                </table:table-cell>
                <table:table-cell table:style-name="Tabela3.A1" office:value-type="string">
                  <text:p text:style-name="P10">7</text:p>
                </table:table-cell>
                <table:table-cell table:style-name="Tabela3.I1" office:value-type="string">
                  <text:p text:style-name="P10">7</text:p>
                </table:table-cell>
              </table:table-row>
              <table:table-row>
                <table:table-cell table:style-name="Tabela3.A2" office:value-type="string">
                  <text:p text:style-name="P10">10</text:p>
                </table:table-cell>
                <table:table-cell table:style-name="Tabela3.A2" office:value-type="string">
                  <text:p text:style-name="P10">9</text:p>
                </table:table-cell>
                <table:table-cell table:style-name="Tabela3.A2" office:value-type="string">
                  <text:p text:style-name="P10">8</text:p>
                </table:table-cell>
                <table:table-cell table:style-name="Tabela3.A2" office:value-type="string">
                  <text:p text:style-name="P10">7</text:p>
                </table:table-cell>
                <table:table-cell table:style-name="Tabela3.A2" office:value-type="string">
                  <text:p text:style-name="P10">6</text:p>
                </table:table-cell>
                <table:table-cell table:style-name="Tabela3.A2" office:value-type="string">
                  <text:p text:style-name="P10">5</text:p>
                </table:table-cell>
                <table:table-cell table:style-name="Tabela3.A2" office:value-type="string">
                  <text:p text:style-name="P10">4</text:p>
                </table:table-cell>
                <table:table-cell table:style-name="Tabela3.A2" office:value-type="string">
                  <text:p text:style-name="P10">3</text:p>
                </table:table-cell>
                <table:table-cell table:style-name="Tabela3.I2" office:value-type="string">
                  <text:p text:style-name="P10">2</text:p>
                </table:table-cell>
              </table:table-row>
              <table:table-row>
                <table:table-cell table:style-name="Tabela3.A2" office:value-type="string">
                  <text:p text:style-name="P10">10</text:p>
                </table:table-cell>
                <table:table-cell table:style-name="Tabela3.A2" office:value-type="string">
                  <text:p text:style-name="P10">9</text:p>
                </table:table-cell>
                <table:table-cell table:style-name="Tabela3.A2" office:value-type="string">
                  <text:p text:style-name="P10">8</text:p>
                </table:table-cell>
                <table:table-cell table:style-name="Tabela3.A2" office:value-type="string">
                  <text:p text:style-name="P10">28</text:p>
                </table:table-cell>
                <table:table-cell table:style-name="Tabela3.A2" office:value-type="string">
                  <text:p text:style-name="P10">24</text:p>
                </table:table-cell>
                <table:table-cell table:style-name="Tabela3.A2" office:value-type="string">
                  <text:p text:style-name="P10">20</text:p>
                </table:table-cell>
                <table:table-cell table:style-name="Tabela3.A2" office:value-type="string">
                  <text:p text:style-name="P10">28</text:p>
                </table:table-cell>
                <table:table-cell table:style-name="Tabela3.A2" office:value-type="string">
                  <text:p text:style-name="P10">21</text:p>
                </table:table-cell>
                <table:table-cell table:style-name="Tabela3.I2" office:value-type="string">
                  <text:p text:style-name="P10">14</text:p>
                </table:table-cell>
              </table:table-row>
            </table:table>
            <text:p text:style-name="P14"/>
            <text:p text:style-name="P4">3) Calcule o somatório dos resultados (10+9+...+21+14) = 162<text:line-break/><text:line-break/>4) O resultado obtido (162) será divido por 11. Considere como quociente apenas o valor inteiro, o resto da divisão será responsável pelo cálculo do primeiro dígito verificador.</text:p>
            <text:p text:style-name="P3">Vamos acompanhar: 162 dividido por 11 obtemos 14 como quociente e 8 como resto da divisão. Caso o resto da divisão seja menor que 2, o nosso primeiro dígito verificador se torna 0 (zero), caso contrário subtrai-se o <text:soft-page-break/>valor obtido de 11, que é nosso caso. Sendo assim nosso dígito verificador é 11-8, ou seja, 3 (três). Já temos portanto parte do CPF, confira: 111.444.777-3X.</text:p>
            <text:p text:style-name="P3">Calculando o Segundo Dígito Verificador</text:p>
            <text:p text:style-name="P3">1) Para o cálculo do segundo dígito será usado o primeiro dígito verificador já calculado. Montaremos uma tabela semelhante a anterior só que desta vez usaremos na segunda linha os valores 11,10,9,8,7,6,5,4,3,2 já que estamos incorporando mais um algarismo para esse cálculo. Veja:</text:p>
            <table:table table:name="Tabela4" table:style-name="Tabela4">
              <table:table-column table:style-name="Tabela4.A" table:number-columns-repeated="9"/>
              <table:table-column table:style-name="Tabela4.J"/>
              <table:table-row>
                <table:table-cell table:style-name="Tabela4.A1" office:value-type="string">
                  <text:p text:style-name="P10">1</text:p>
                </table:table-cell>
                <table:table-cell table:style-name="Tabela4.A1" office:value-type="string">
                  <text:p text:style-name="P10">1</text:p>
                </table:table-cell>
                <table:table-cell table:style-name="Tabela4.A1" office:value-type="string">
                  <text:p text:style-name="P10">1</text:p>
                </table:table-cell>
                <table:table-cell table:style-name="Tabela4.A1" office:value-type="string">
                  <text:p text:style-name="P10">4</text:p>
                </table:table-cell>
                <table:table-cell table:style-name="Tabela4.A1" office:value-type="string">
                  <text:p text:style-name="P10">4</text:p>
                </table:table-cell>
                <table:table-cell table:style-name="Tabela4.A1" office:value-type="string">
                  <text:p text:style-name="P10">4</text:p>
                </table:table-cell>
                <table:table-cell table:style-name="Tabela4.A1" office:value-type="string">
                  <text:p text:style-name="P10">7</text:p>
                </table:table-cell>
                <table:table-cell table:style-name="Tabela4.A1" office:value-type="string">
                  <text:p text:style-name="P10">7</text:p>
                </table:table-cell>
                <table:table-cell table:style-name="Tabela4.A1" office:value-type="string">
                  <text:p text:style-name="P10">7</text:p>
                </table:table-cell>
                <table:table-cell table:style-name="Tabela4.J1" office:value-type="string">
                  <text:p text:style-name="P10">3</text:p>
                </table:table-cell>
              </table:table-row>
              <table:table-row>
                <table:table-cell table:style-name="Tabela4.A2" office:value-type="string">
                  <text:p text:style-name="P10">11</text:p>
                </table:table-cell>
                <table:table-cell table:style-name="Tabela4.A2" office:value-type="string">
                  <text:p text:style-name="P10">10</text:p>
                </table:table-cell>
                <table:table-cell table:style-name="Tabela4.A2" office:value-type="string">
                  <text:p text:style-name="P10">9</text:p>
                </table:table-cell>
                <table:table-cell table:style-name="Tabela4.A2" office:value-type="string">
                  <text:p text:style-name="P10">8</text:p>
                </table:table-cell>
                <table:table-cell table:style-name="Tabela4.A2" office:value-type="string">
                  <text:p text:style-name="P10">7</text:p>
                </table:table-cell>
                <table:table-cell table:style-name="Tabela4.A2" office:value-type="string">
                  <text:p text:style-name="P10">6</text:p>
                </table:table-cell>
                <table:table-cell table:style-name="Tabela4.A2" office:value-type="string">
                  <text:p text:style-name="P10">5</text:p>
                </table:table-cell>
                <table:table-cell table:style-name="Tabela4.A2" office:value-type="string">
                  <text:p text:style-name="P10">4</text:p>
                </table:table-cell>
                <table:table-cell table:style-name="Tabela4.A2" office:value-type="string">
                  <text:p text:style-name="P10">3</text:p>
                </table:table-cell>
                <table:table-cell table:style-name="Tabela4.J2" office:value-type="string">
                  <text:p text:style-name="P10">2</text:p>
                </table:table-cell>
              </table:table-row>
            </table:table>
            <text:p text:style-name="P6"/>
            <text:p text:style-name="P5">2) Na próxima etapa faremos como na situação do cálculo do primeiro dígito verificador, multiplicaremos os valores de cada coluna e efetuaremos o somatório dos resultados obtidos: (11+10+...+21+6) = 204.</text:p>
            <text:p text:style-name="P5"/>
            <table:table table:name="Tabela5" table:style-name="Tabela5">
              <table:table-column table:style-name="Tabela5.A" table:number-columns-repeated="9"/>
              <table:table-column table:style-name="Tabela5.J"/>
              <table:table-row>
                <table:table-cell table:style-name="Tabela5.A1" office:value-type="string">
                  <text:p text:style-name="P10">1</text:p>
                </table:table-cell>
                <table:table-cell table:style-name="Tabela5.A1" office:value-type="string">
                  <text:p text:style-name="P10">1</text:p>
                </table:table-cell>
                <table:table-cell table:style-name="Tabela5.A1" office:value-type="string">
                  <text:p text:style-name="P10">1</text:p>
                </table:table-cell>
                <table:table-cell table:style-name="Tabela5.A1" office:value-type="string">
                  <text:p text:style-name="P10">4</text:p>
                </table:table-cell>
                <table:table-cell table:style-name="Tabela5.A1" office:value-type="string">
                  <text:p text:style-name="P10">4</text:p>
                </table:table-cell>
                <table:table-cell table:style-name="Tabela5.A1" office:value-type="string">
                  <text:p text:style-name="P10">4</text:p>
                </table:table-cell>
                <table:table-cell table:style-name="Tabela5.A1" office:value-type="string">
                  <text:p text:style-name="P10">7</text:p>
                </table:table-cell>
                <table:table-cell table:style-name="Tabela5.A1" office:value-type="string">
                  <text:p text:style-name="P10">7</text:p>
                </table:table-cell>
                <table:table-cell table:style-name="Tabela5.A1" office:value-type="string">
                  <text:p text:style-name="P10">7</text:p>
                </table:table-cell>
                <table:table-cell table:style-name="Tabela5.J1" office:value-type="string">
                  <text:p text:style-name="P10">3</text:p>
                </table:table-cell>
              </table:table-row>
              <table:table-row>
                <table:table-cell table:style-name="Tabela5.A2" office:value-type="string">
                  <text:p text:style-name="P10">11</text:p>
                </table:table-cell>
                <table:table-cell table:style-name="Tabela5.A2" office:value-type="string">
                  <text:p text:style-name="P10">10</text:p>
                </table:table-cell>
                <table:table-cell table:style-name="Tabela5.A2" office:value-type="string">
                  <text:p text:style-name="P10">9</text:p>
                </table:table-cell>
                <table:table-cell table:style-name="Tabela5.A2" office:value-type="string">
                  <text:p text:style-name="P10">8</text:p>
                </table:table-cell>
                <table:table-cell table:style-name="Tabela5.A2" office:value-type="string">
                  <text:p text:style-name="P10">7</text:p>
                </table:table-cell>
                <table:table-cell table:style-name="Tabela5.A2" office:value-type="string">
                  <text:p text:style-name="P10">6</text:p>
                </table:table-cell>
                <table:table-cell table:style-name="Tabela5.A2" office:value-type="string">
                  <text:p text:style-name="P10">5</text:p>
                </table:table-cell>
                <table:table-cell table:style-name="Tabela5.A2" office:value-type="string">
                  <text:p text:style-name="P10">4</text:p>
                </table:table-cell>
                <table:table-cell table:style-name="Tabela5.A2" office:value-type="string">
                  <text:p text:style-name="P10">3</text:p>
                </table:table-cell>
                <table:table-cell table:style-name="Tabela5.J2" office:value-type="string">
                  <text:p text:style-name="P10">2</text:p>
                </table:table-cell>
              </table:table-row>
              <table:table-row>
                <table:table-cell table:style-name="Tabela5.A2" office:value-type="string">
                  <text:p text:style-name="P10">11</text:p>
                </table:table-cell>
                <table:table-cell table:style-name="Tabela5.A2" office:value-type="string">
                  <text:p text:style-name="P10">10</text:p>
                </table:table-cell>
                <table:table-cell table:style-name="Tabela5.A2" office:value-type="string">
                  <text:p text:style-name="P10">9</text:p>
                </table:table-cell>
                <table:table-cell table:style-name="Tabela5.A2" office:value-type="string">
                  <text:p text:style-name="P10">32</text:p>
                </table:table-cell>
                <table:table-cell table:style-name="Tabela5.A2" office:value-type="string">
                  <text:p text:style-name="P10">28</text:p>
                </table:table-cell>
                <table:table-cell table:style-name="Tabela5.A2" office:value-type="string">
                  <text:p text:style-name="P10">24</text:p>
                </table:table-cell>
                <table:table-cell table:style-name="Tabela5.A2" office:value-type="string">
                  <text:p text:style-name="P10">35</text:p>
                </table:table-cell>
                <table:table-cell table:style-name="Tabela5.A2" office:value-type="string">
                  <text:p text:style-name="P10">28</text:p>
                </table:table-cell>
                <table:table-cell table:style-name="Tabela5.A2" office:value-type="string">
                  <text:p text:style-name="P10">21</text:p>
                </table:table-cell>
                <table:table-cell table:style-name="Tabela5.J2" office:value-type="string">
                  <text:p text:style-name="P10">6</text:p>
                </table:table-cell>
              </table:table-row>
            </table:table>
            <text:p text:style-name="P5"/>
            <text:p text:style-name="P5"><text:bookmark text:name="yui_3_17_2_1_1599503266556_111"/><text:bookmark text:name="yui_3_17_2_1_1599503266556_109"/><text:bookmark text:name="yui_3_17_2_1_1599503266556_110"/>3) Realizamos novamente o cálculo do módulo 11. Dividimos o total do somatório por 11 e consideramos o resto da divisão.</text:p>
            <text:p text:style-name="P3">Vamos acompanhar: 204 dividido por 11 obtemos 18 como quociente e 6 como resto da divisão.</text:p>
            <text:p text:style-name="P3">4) Caso o valor do resto da divisão seja menor que 2, esse valor passa automaticamente a ser zero, caso contrário (como no nosso caso) é necessário subtrair o valor obtido de 11 para se obter o dígito verificador. Logo, 11-6= 5, que é o nosso segundo dígito verificador.</text:p>
            <text:p text:style-name="P3">Neste caso chegamos ao final dos cálculos e descobrimos que os dígitos verificadores do nosso CPF hipotético são os números 3 e 5, portanto o CPF ficaria assim: 111.444.777-35.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RESPOSTA</text:p>
      <text:p text:style-name="P12"/>
      <text:p text:style-name="P12"><text:span text:style-name="T9">from </text:span><text:span text:style-name="T12">random </text:span><text:span text:style-name="T9">import </text:span><text:span text:style-name="T12">randint</text:span><text:line-break/><text:line-break/><text:line-break/><text:span text:style-name="T9">def </text:span><text:span text:style-name="T15">cpf_validate</text:span><text:span text:style-name="T12">(numbers):</text:span><text:line-break/><text:span text:style-name="T12"> <text:s text:c="3"/>cpf = [</text:span><text:span text:style-name="T18">int</text:span><text:span text:style-name="T12">(char) </text:span><text:span text:style-name="T9">for </text:span><text:span text:style-name="T12">char </text:span><text:span text:style-name="T9">in </text:span><text:span text:style-name="T12">numbers </text:span><text:span text:style-name="T9">if </text:span><text:span text:style-name="T12">char.isdigit()]</text:span><text:line-break/><text:line-break/><text:line-break/><text:span text:style-name="T12"> <text:s text:c="3"/></text:span><text:span text:style-name="T9">if </text:span><text:span text:style-name="T18">len</text:span><text:span text:style-name="T12">(cpf) != </text:span><text:span text:style-name="T21">11</text:span><text:span text:style-name="T12">:</text:span><text:line-break/><text:span text:style-name="T12"> <text:s text:c="7"/></text:span><text:span text:style-name="T9">return False</text:span><text:line-break/><text:line-break/><text:span text:style-name="T9"> <text:s text:c="3"/>if </text:span><text:span text:style-name="T12">cpf == cpf[::-</text:span><text:span text:style-name="T21">1</text:span><text:span text:style-name="T12">]:</text:span><text:line-break/><text:span text:style-name="T12"> <text:s text:c="7"/></text:span><text:span text:style-name="T9">return False</text:span><text:line-break/><text:line-break/><text:span text:style-name="T9"> <text:s text:c="3"/>for </text:span><text:span text:style-name="T12">i </text:span><text:span text:style-name="T9">in </text:span><text:span text:style-name="T18">range</text:span><text:span text:style-name="T12">(</text:span><text:span text:style-name="T21">9</text:span><text:span text:style-name="T9">, </text:span><text:span text:style-name="T21">11</text:span><text:span text:style-name="T12">):</text:span><text:line-break/><text:span text:style-name="T12"> <text:s text:c="7"/>value = </text:span><text:span text:style-name="T18">sum</text:span><text:span text:style-name="T12">((cpf[num] * ((i+</text:span><text:span text:style-name="T21">1</text:span><text:span text:style-name="T12">) - num) </text:span><text:span text:style-name="T9">for </text:span><text:span text:style-name="T12">num </text:span><text:span text:style-name="T9">in </text:span><text:span text:style-name="T18">range</text:span><text:span text:style-name="T12">(</text:span><text:span text:style-name="T21">0</text:span><text:span text:style-name="T9">, </text:span><text:span text:style-name="T12">i)))</text:span><text:line-break/><text:span text:style-name="T12"> <text:s text:c="7"/>digit = ((value * </text:span><text:span text:style-name="T21">10</text:span><text:span text:style-name="T12">) % </text:span><text:span text:style-name="T21">11</text:span><text:span text:style-name="T12">) % </text:span><text:span text:style-name="T21">10</text:span><text:line-break/><text:span text:style-name="T21"> <text:s text:c="7"/></text:span><text:span text:style-name="T9">if </text:span><text:span text:style-name="T12">digit != cpf[i]:</text:span><text:line-break/><text:span text:style-name="T12"> <text:s text:c="11"/></text:span><text:span text:style-name="T9">return False</text:span><text:line-break/><text:span text:style-name="T9"> <text:s text:c="3"/>return True</text:span><text:line-break/><text:line-break/><text:line-break/><text:span text:style-name="T24"># PROGRAMA PRINCIPAL</text:span><text:line-break/><text:span text:style-name="T12">cpf = </text:span><text:span text:style-name="T18">input</text:span><text:span text:style-name="T12">(</text:span><text:span text:style-name="T27">'Digite o CPF: '</text:span><text:span text:style-name="T12">)</text:span><text:line-break/><text:span text:style-name="T9">if </text:span><text:span text:style-name="T12">cpf_validate(cpf):</text:span><text:line-break/><text:span text:style-name="T12"> <text:s text:c="3"/></text:span><text:span text:style-name="T18">print</text:span><text:span text:style-name="T12">(</text:span><text:span text:style-name="T27">'CPF válido.'</text:span><text:span text:style-name="T12">)</text:span><text:line-break/><text:span text:style-name="T9">else</text:span><text:span text:style-name="T12">:</text:span><text:line-break/><text:span text:style-name="T12"> <text:s text:c="3"/></text:span><text:span text:style-name="T18">print</text:span><text:span text:style-name="T12">(</text:span><text:span text:style-name="T27">'CPF inválido.'</text:span><text:span text:style-name="T12">)</text:span><text:lin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5:28:42.374647893</meta:creation-date>
    <dc:date>2020-09-13T18:31:21.646777977</dc:date>
    <meta:editing-duration>PT2H19M53S</meta:editing-duration>
    <meta:editing-cycles>3</meta:editing-cycles>
    <meta:generator>LibreOffice/6.4.4.2$Linux_X86_64 LibreOffice_project/40$Build-2</meta:generator>
    <meta:document-statistic meta:table-count="5" meta:image-count="0" meta:object-count="0" meta:page-count="3" meta:paragraph-count="116" meta:word-count="605" meta:character-count="3384" meta:non-whitespace-character-count="2718"/>
  </office:meta>
</office:document-meta>
</file>